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background-color="#FFFF00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color="#000000" fo:background-color="#FFFF00"/>
    </style:style>
    <style:style style:name="T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background-color="#FFFF00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background-color="#FFFF00"/>
    </style:style>
    <style:style style:name="T1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background-color="#FFFF00"/>
    </style:style>
    <style:style style:name="T23" style:parent-style-name="Policepardéfaut" style:family="text">
      <style:text-properties fo:background-color="#FFFF00"/>
    </style:style>
    <style:style style:name="T2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background-color="#FFFF00"/>
    </style:style>
    <style:style style:name="T3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LD</text:p>
      <text:p text:style-name="Normal">Info_Personelle<text:s/>(<text:span text:style-name="T2">id</text:span><text:span text:style-name="T3">InfoPerso</text:span>,<text:s/>DateNaissance,<text:s/>Sexe,<text:s/>Adresse)</text:p>
      <text:p text:style-name="Normal">Info_Paiement (<text:span text:style-name="T4">idCarte</text:span>, NumCarte, DateExpiration, C<text:span text:style-name="T5">r</text:span>yptogramme)</text:p>
      <text:p text:style-name="Normal">Preference (<text:span text:style-name="T6">id</text:span><text:span text:style-name="T7">Preference</text:span>, langue, Devise, #InfoPaiement)</text:p>
      <text:p text:style-name="Normal">Client (<text:span text:style-name="T8">idClient</text:span>, Nom, Prenom, Telephone, Mail, MotDePasse, #idPreference, #idInfoPerso)</text:p>
      <text:p text:style-name="Normal">TarifBagage (<text:span text:style-name="T9">idTarifBagage</text:span>, Tarif)</text:p>
      <text:p text:style-name="Normal">Avion (<text:span text:style-name="T10">idAvion</text:span>, Type, NbSiege)</text:p>
      <text:p text:style-name="Normal">Siege (<text:span text:style-name="T11">idSiege</text:span>, NumSiege, Classe, CoteHublot, BagageInclus, Tarif, #idAvion,<text:s/>#idTarifBagage)</text:p>
      <text:p text:style-name="Normal">Vol (<text:span text:style-name="T12">idVol</text:span>, AeroportDepart, AeroportArrivee, HeureDepart, HeureArrivee, #idAvion)</text:p>
      <text:p text:style-name="Normal">ReservationVol (<text:span text:style-name="T13">idReservationVol</text:span>, Type, Classe, DateDepart, DateArrivee, NbAdultes, NbEnfants, Excale, #idVol, #idClient)</text:p>
      <text:p text:style-name="Normal">Caracteristique (<text:span text:style-name="T14">idCaracteristique</text:span>,<text:s/>Equipement,<text:s/>HoraireArrivee, HoraireDepart)</text:p>
      <text:p text:style-name="Normal">Appartement (<text:span text:style-name="T15">idAppartement</text:span>, NbLit, Capacite, Superficie, InfoSBD, InfoPreparationRepas, TypeAppartement, TarifNuit, TarifRemboursable, #idCaracteristique)</text:p>
      <text:p text:style-name="Normal">Studio (<text:span text:style-name="T16">idStudio</text:span>, NbLit, Capacite, Superficie)</text:p>
      <text:p text:style-name="Normal">AppartHotel (<text:span text:style-name="T17">idAppartHotel</text:span>, NomAppartHotel, Localite, Adresse, TypeLogement, D<text:span text:style-name="T18">e</text:span>jeuneServi, LanguesPersonnel, NbPhotos, #idStudio, #idAppartement)</text:p>
      <text:p text:style-name="Normal">Parking (idParking, PlaceDisponible, Prix)</text:p>
      <text:p text:style-name="Normal">AppartementMaison (<text:span text:style-name="T19">idAppa</text:span><text:span text:style-name="T20">rtement</text:span><text:span text:style-name="T21">Maison</text:span>, NomAppartement, Pays, Adresse, EmplacementClient, NbPersonneHebergeable, NbSalleDeBains,<text:s/>Superficie, Commentaire, NbPhotos, #idParking)</text:p>
      <text:p text:style-name="Normal">TypeEquipement (CuisineEntretien, Divertissement, VueExterieur, AutreCommodites, #idAppartmentMaison)</text:p>
      <text:p text:style-name="Normal">Regles (HebergementFumeur, AnimauxAutorises, EnfantAutorises, FetesAutorises, #<text:span text:style-name="T22">id</text:span>AppartementMaison,<text:s/>#<text:span text:style-name="T23">id</text:span>AppartHotel, #idHotel, #idAppartement)</text:p>
      <text:p text:style-name="Normal"><text:s/>TypeChambre (<text:span text:style-name="T24">NomTypeChambre</text:span>, NombreLit)</text:p>
      <text:p text:style-name="Normal">Chambre (<text:span text:style-name="T25">idChambre</text:span>, NomChambre, Superficie, Vue, TarifPersonne, TarifNuit,<text:s/>EquipementChambre,<text:s/>#NomTypeChambre, #idCaracteristique)</text:p>
      <text:p text:style-name="Normal">ChaineHoteliere (<text:span text:style-name="T26">idChaineHoteliere</text:span>, NomChaineHoteliere)<text:s/></text:p>
      <text:p text:style-name="Normal">InformationContact (<text:span text:style-name="T27">NumTel</text:span>, NumTelSecond, NomContact)</text:p>
      <text:p text:style-name="Normal">LitAppoint (<text:span text:style-name="T28">LitAppoint</text:span>, TarifNuitAdulte)</text:p>
      <text:p text:style-name="Normal">Hotel<text:s/>(idHotel, Nom, Localite, Adresse, NbEtoiles, NavetteAeroport, RestaurationSurPlace, DejeuneServi, LanguesPersonnel, #NumTel, #idLitAppoint, #<text:span text:style-name="T29">id</text:span>Chambre, #idChaineHoteliere)</text:p>
      <text:p text:style-name="Normal">Herbergeur (idHebergeur, Nom, Prenom, Adresse, Telephone, Mail, MotDePasse)</text:p>
      <text:soft-page-break/>
      <text:p text:style-name="Normal">Hebergements (<text:span text:style-name="T30">idHebegements</text:span>, Inscrit, URL, #idAppartementMaison, #idHebergeur,<text:s/>#idHotel,<text:s/>#AppartHotel)</text:p>
      <text:p text:style-name="Normal">ReservationHebergement (<text:span text:style-name="T31">idReservation</text:span><text:span text:style-name="T32">Hebergement</text:span>, DateDepart, DateArrivee, NbAdultes, NbEnfants, VilleEtPays, #idClient, <text:s/>#idHebegements)</text:p>
      <text:p text:style-name="Normal">FormulePack (<text:span text:style-name="T33">idFormulePack</text:span>, Nom, DateDepart, DateArrivee, Destination, Tarif)</text:p>
      <text:p text:style-name="Normal">ReservationComplete (<text:span text:style-name="T34">idReservationComplete</text:span>,<text:s/>#idReservationVol,<text:s/>#idReservationHebergement,<text:s/>#idClient,<text:s/>#idFormulePack)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h2004@aliceadsl.fr</meta:initial-creator>
    <dc:creator>jh2004@aliceadsl.fr</dc:creator>
    <meta:creation-date>2024-01-02T16:02:00Z</meta:creation-date>
    <dc:date>2024-01-03T09:50:00Z</dc:date>
    <meta:template xlink:href="Normal" xlink:type="simple"/>
    <meta:editing-cycles>6</meta:editing-cycles>
    <meta:editing-duration>PT64080S</meta:editing-duration>
    <meta:document-statistic meta:page-count="2" meta:paragraph-count="5" meta:word-count="391" meta:character-count="2538" meta:row-count="17" meta:non-whitespace-character-count="2152"/>
  </office:meta>
</office:document-meta>
</file>